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00a677" officeooo:paragraph-rsid="0000a677"/>
    </style:style>
    <style:style style:name="P3" style:family="paragraph" style:parent-style-name="Standard">
      <style:text-properties fo:language="en" fo:country="US" officeooo:rsid="0000a677" officeooo:paragraph-rsid="0001a6f2"/>
    </style:style>
    <style:style style:name="P4" style:family="paragraph" style:parent-style-name="Standard">
      <style:text-properties fo:language="en" fo:country="US" officeooo:rsid="0000a677" officeooo:paragraph-rsid="00026666"/>
    </style:style>
    <style:style style:name="P5" style:family="paragraph" style:parent-style-name="Standard">
      <style:text-properties fo:language="en" fo:country="US" officeooo:rsid="0001a6f2" officeooo:paragraph-rsid="0001a6f2"/>
    </style:style>
    <style:style style:name="P6" style:family="paragraph" style:parent-style-name="Standard">
      <style:text-properties officeooo:paragraph-rsid="0001a6f2"/>
    </style:style>
    <style:style style:name="P7" style:family="paragraph" style:parent-style-name="Standard">
      <style:paragraph-properties fo:text-align="center" style:justify-single-word="false"/>
      <style:text-properties fo:font-size="15pt" fo:language="en" fo:country="US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8" style:family="paragraph" style:parent-style-name="Header">
      <style:text-properties fo:language="en" fo:country="US" fo:font-weight="bold" officeooo:rsid="0000a677" officeooo:paragraph-rsid="0000a677" style:font-weight-asian="bold" style:font-weight-complex="bold"/>
    </style:style>
    <style:style style:name="P9" style:family="paragraph" style:parent-style-name="Standard">
      <style:text-properties fo:language="en" fo:country="US" officeooo:rsid="0001a6f2" officeooo:paragraph-rsid="0004cc36"/>
    </style:style>
    <style:style style:name="P10" style:family="paragraph" style:parent-style-name="Standard">
      <style:text-properties fo:language="en" fo:country="US" fo:font-weight="bold" officeooo:rsid="0001a6f2" officeooo:paragraph-rsid="0001a6f2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01a6f2" officeooo:paragraph-rsid="0004cc36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paragraph-rsid="0000a677" style:font-weight-asian="bold" style:font-weight-complex="bold"/>
    </style:style>
    <style:style style:name="P14" style:family="paragraph" style:parent-style-name="Standard">
      <style:text-properties fo:font-weight="bold" officeooo:paragraph-rsid="00026666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0a677"/>
    </style:style>
    <style:style style:name="T3" style:family="text">
      <style:text-properties fo:language="en" fo:country="US" officeooo:rsid="0001a6f2"/>
    </style:style>
    <style:style style:name="T4" style:family="text">
      <style:text-properties fo:language="en" fo:country="US" officeooo:rsid="00026666"/>
    </style:style>
    <style:style style:name="T5" style:family="text">
      <style:text-properties officeooo:rsid="0001a6f2"/>
    </style:style>
    <style:style style:name="T6" style:family="text">
      <style:text-properties officeooo:rsid="00026666"/>
    </style:style>
    <style:style style:name="T7" style:family="text">
      <style:text-properties officeooo:rsid="0006787a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<text:span text:style-name="T7">Writing Unit 5: </text:span>Questions and survey</text:p>
      <text:p text:style-name="P7"/>
      <text:p text:style-name="P7"/>
      <text:p text:style-name="P1"/>
      <text:p text:style-name="P12"><text:span text:style-name="T3">1.</text:span><text:span text:style-name="T1"> How long do you play mobile?</text:span></text:p>
      <text:p text:style-name="P1"/>
      <text:p text:style-name="P2">a) &lt; 1h. <text:s text:c="7"/>b) 2h. <text:s text:c="7"/>c) &gt; 2<text:span text:style-name="T5">h</text:span>. <text:s text:c="5"/><text:span text:style-name="T6">d) Other.</text:span></text:p>
      <text:p text:style-name="P2"/>
      <text:p text:style-name="P13"><text:span text:style-name="T3">2.</text:span><text:span text:style-name="T2"> How many times do you unlock the phone?</text:span></text:p>
      <text:p text:style-name="P2"/>
      <text:p text:style-name="P2">a) &lt; 10 times. <text:s text:c="4"/><text:span text:style-name="T5">b) 10 times. <text:s text:c="3"/>c) &gt; 10 times. <text:s text:c="4"/></text:span><text:span text:style-name="T6">d) Other</text:span></text:p>
      <text:p text:style-name="P2"/>
      <text:p text:style-name="P13"><text:span text:style-name="T3">3.</text:span><text:span text:style-name="T2"> What games do you usually play?</text:span></text:p>
      <text:p text:style-name="P2"/>
      <text:p text:style-name="P6"><text:span text:style-name="T3">a) LOL. <text:s text:c="4"/>b) Fornite. <text:s text:c="2"/></text:span><text:span text:style-name="T4">c) Call Of Duty</text:span><text:span text:style-name="T3"> <text:s text:c="3"/></text:span><text:span text:style-name="T4">d</text:span><text:span text:style-name="T3">) Other.</text:span></text:p>
      <text:p text:style-name="P5"/>
      <text:p text:style-name="P10">4. What do you use the computer for?</text:p>
      <text:p text:style-name="P10"/>
      <text:p text:style-name="P5">a) To play. <text:s text:c="3"/>b) For study. <text:s text:c="2"/>c) To work. <text:s/><text:span text:style-name="T6">d) Other</text:span></text:p>
      <text:p text:style-name="P5"/>
      <text:p text:style-name="P10">5. Where to leave the mobile when walking?</text:p>
      <text:p text:style-name="P5"/>
      <text:p text:style-name="P6"><text:span text:style-name="T3">a) <text:s/>In the pocket. <text:s text:c="2"/>b) In the hand. <text:s text:c="2"/></text:span><text:span text:style-name="T4">c) in the backpack <text:s text:c="3"/>d</text:span><text:span text:style-name="T3">) Other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0">1. How long do you play mobile?</text:p>
      <text:p text:style-name="P10"/>
      <text:p text:style-name="P3">a) &lt; 1h. <text:s text:c="7"/>b) 2h. <text:s text:c="7"/>c) &gt; 2<text:span text:style-name="T5">h</text:span>. <text:s text:c="3"/><text:span text:style-name="T6">d) Other.</text:span></text:p>
      <text:p text:style-name="P3"/>
      <text:p text:style-name="P3"><draw:frame draw:style-name="fr1" draw:name="Objeto1" text:anchor-type="char" svg:x="0.501cm" svg:y="0.295cm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<text:span text:style-name="T3">2.</text:span><text:span text:style-name="T2"> How many times do you unlock the phone?</text:span></text:p>
      <text:p text:style-name="P4"/>
      <text:p text:style-name="P4">a) &lt; 10 times. <text:s text:c="4"/><text:span text:style-name="T5">b) 10 times. <text:s text:c="3"/>c) &gt; 10 times. <text:s text:c="4"/></text:span><text:span text:style-name="T6">d) Other</text:span></text:p>
      <text:p text:style-name="P4"/>
      <text:p text:style-name="P4"><draw:frame draw:style-name="fr1" draw:name="Objeto2" text:anchor-type="char" svg:x="0.633cm" svg:y="0.288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svg:desc>gráfico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oft-page-break/><text:span text:style-name="T3">3.</text:span><text:span text:style-name="T2"> What games do you usually play?</text:span></text:p>
      <text:p text:style-name="P4"/>
      <text:p text:style-name="P4"><text:span text:style-name="T5">a) LOL. <text:s text:c="4"/>b) Fornite. <text:s text:c="2"/></text:span><text:span text:style-name="T6">c) Call Of Duty</text:span><text:span text:style-name="T5"> <text:s text:c="3"/></text:span><text:span text:style-name="T6">d</text:span><text:span text:style-name="T5">) Other.</text:span></text:p>
      <text:p text:style-name="P4"/>
      <text:p text:style-name="P4"/>
      <text:p text:style-name="P4"/>
      <text:p text:style-name="P4"/>
      <text:p text:style-name="P4"/>
      <text:p text:style-name="P4"><draw:frame draw:style-name="fr1" draw:name="Objeto3" text:anchor-type="char" svg:x="0.633cm" svg:y="0.288cm" svg:width="15.998cm" svg:height="8.999cm" draw:z-index="2"><draw:object xlink:href="./Object 3" xlink:type="simple" xlink:show="embed" xlink:actuate="onLoad"/><draw:image xlink:href="./ObjectReplacements/Object 3" xlink:type="simple" xlink:show="embed" xlink:actuate="onLoad"/><svg:desc>gráfico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4. What do you use the computer for?</text:p>
      <text:p text:style-name="P9"/>
      <text:p text:style-name="P9">a) To play. <text:s text:c="3"/>b) For study. <text:s text:c="2"/>c) To work. <text:s/><text:span text:style-name="T6">d) Other</text:span></text:p>
      <text:p text:style-name="P9"/>
      <text:p text:style-name="P9"/>
      <text:p text:style-name="P9"/>
      <text:p text:style-name="P9"><draw:frame draw:style-name="fr1" draw:name="Objeto4" text:anchor-type="char" svg:x="0.633cm" svg:y="0.288cm" svg:width="15.998cm" svg:height="8.999cm" draw:z-index="3"><draw:object xlink:href="./Object 4" xlink:type="simple" xlink:show="embed" xlink:actuate="onLoad"/><draw:image xlink:href="./ObjectReplacements/Object 4" xlink:type="simple" xlink:show="embed" xlink:actuate="onLoad"/><svg:desc>gráfico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5. Where to leave the mobile when walking?</text:p>
      <text:p text:style-name="P9"/>
      <text:p text:style-name="P9">a) <text:s/>In the pocket. <text:s text:c="2"/>b) In the hand. <text:s text:c="2"/><text:span text:style-name="T6">c) in the backpack <text:s text:c="3"/>d</text:span>) Other.</text:p>
      <text:p text:style-name="P9"/>
      <text:p text:style-name="P9"/>
      <text:p text:style-name="P9"/>
      <text:p text:style-name="P9"><draw:frame draw:style-name="fr1" draw:name="Objeto5" text:anchor-type="char" svg:x="0.633cm" svg:y="0.288cm" svg:width="15.998cm" svg:height="8.999cm" draw:z-index="4"><draw:object xlink:href="./Object 5" xlink:type="simple" xlink:show="embed" xlink:actuate="onLoad"/><draw:image xlink:href="./ObjectReplacements/Object 5" xlink:type="simple" xlink:show="embed" xlink:actuate="onLoad"/><svg:desc>gráfico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weight="bold" officeooo:rsid="0000a677" officeooo:paragraph-rsid="0000a677" style:font-weight-asian="bold" style:font-weight-complex="bold"/>
    </style:style>
    <style:style style:name="MT1" style:family="text">
      <style:text-properties officeooo:rsid="0006787a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/>
      </style:header-style>
      <style:footer-style>
        <style:header-footer-properties fo:min-height="0cm" fo:margin-left="0cm" fo:margin-right="0cm" fo:margin-top="0.499cm" fo:border-top="0.06pt solid #000000" fo:border-bottom="0.06pt solid #000000" fo:border-left="none" fo:border-right="none" fo:padding="0.04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NGLISH: </text:span>WRITING UNIT 5<text:tab/> <text:s text:c="11"/>DAVID PIÑUEL BOSQUE<text:tab/>1º DAM</text:p>
      </style:header>
      <style:footer>
        <text:p text:style-name="Footer"><text:tab/><text:tab/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0:10:18.480000000</meta:creation-date>
    <dc:date>2022-05-11T16:51:59.958000000</dc:date>
    <meta:editing-duration>PT13M59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5" meta:page-count="6" meta:paragraph-count="23" meta:word-count="210" meta:character-count="1053" meta:non-whitespace-character-count="74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 draw:opacity-name="ChartTransparencyGradient_20_1"/>
      <style:text-properties fo:color="#111111" style:text-outline="true" fo:font-size="10pt" fo:text-shadow="1pt 1pt" style:text-underline-style="solid" style:text-underline-width="auto" style:font-size-asian="10pt" style:font-size-complex="10pt" style:font-relief="embossed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pie-offset="50"/>
      <style:graphic-properties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ring" chart:style-name="ch1">
        <chart:title svg:x="4.966cm" svg:y="0.315cm" chart:style-name="ch2">
          <text:p>How long do you play mobile?</text:p>
        </chart:title>
        <chart:subtitle svg:x="6.989cm" svg:y="1.273cm" chart:style-name="ch3">
          <text:p>Question 1</text:p>
        </chart:subtitle>
        <chart:legend chart:legend-position="end" svg:x="14.396cm" svg:y="3.453cm" style:legend-expansion="high" chart:style-name="ch4"/>
        <chart:plot-area chart:style-name="ch5" chart:data-source-has-labels="both" svg:x="0.319cm" svg:y="2.135cm" svg:width="13.758cm" svg:height="6.685cm" dr3d:transform="matrix (1 0 0 0 0.5 -0.866025403784439 0 0.866025403784439 0.5 0cm 0cm 0cm)" dr3d:vrp="(0 0 87591.2408759124)" dr3d:projection="parallel" dr3d:distance="4.2cm" dr3d:focal-length="8cm" dr3d:shadow-slant="0" dr3d:shade-mode="gouraud" dr3d:ambient-color="#492300" dr3d:lighting-mode="true">
          <chart:coordinate-region svg:x="1.632cm" svg:y="2.135cm" svg:width="11.132cm" svg:height="6.685cm"/>
          <dr3d:light dr3d:diffuse-color="#808080" dr3d:direction="(0 0 1)" dr3d:enabled="false" dr3d:specular="true"/>
          <dr3d:light dr3d:diffuse-color="#b3b3b3" dr3d:direction="(0.425431509886213 0.831609116066142 0.35697942303671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B$5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5" chart:label-cell-address="local-table.$C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5" chart:values-cell-range-address="local-table.$D$2:.$D$5" chart:label-cell-address="local-table.$D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&lt; 1h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h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 1h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opacity draw:name="ChartTransparencyGradient_20_1" draw:display-name="ChartTransparencyGradient 1" draw:style="axial" draw:start="100%" draw:end="100%" draw:angle="0deg" draw:border="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 draw:opacity-name="ChartTransparencyGradient_20_1"/>
      <style:text-properties fo:color="#111111" style:text-outline="true" fo:font-size="10pt" fo:text-shadow="1pt 1pt" style:text-underline-style="solid" style:text-underline-width="auto" style:font-size-asian="10pt" style:font-size-complex="10pt" style:font-relief="embossed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pie-offset="50"/>
      <style:graphic-properties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ring" chart:style-name="ch1">
        <chart:title svg:x="3.669cm" svg:y="0.315cm" chart:style-name="ch2">
          <text:p>How many times do you unlock the phone?</text:p>
        </chart:title>
        <chart:subtitle svg:x="6.989cm" svg:y="1.273cm" chart:style-name="ch3">
          <text:p>Question 2</text:p>
        </chart:subtitle>
        <chart:legend chart:legend-position="end" svg:x="13.497cm" svg:y="3.453cm" style:legend-expansion="high" chart:style-name="ch4"/>
        <chart:plot-area chart:style-name="ch5" chart:data-source-has-labels="both" svg:x="0.319cm" svg:y="2.135cm" svg:width="12.859cm" svg:height="6.685cm" dr3d:transform="matrix (1 0 0 0 0.5 -0.866025403784439 0 0.866025403784439 0.5 0cm 0cm 0cm)" dr3d:vrp="(0 0 87591.2408759124)" dr3d:projection="parallel" dr3d:distance="4.2cm" dr3d:focal-length="8cm" dr3d:shadow-slant="0" dr3d:shade-mode="gouraud" dr3d:ambient-color="#492300" dr3d:lighting-mode="true">
          <chart:coordinate-region svg:x="1.182cm" svg:y="2.135cm" svg:width="11.132cm" svg:height="6.685cm"/>
          <dr3d:light dr3d:diffuse-color="#808080" dr3d:direction="(0 0 1)" dr3d:enabled="false" dr3d:specular="true"/>
          <dr3d:light dr3d:diffuse-color="#b3b3b3" dr3d:direction="(0.425431509886213 0.831609116066142 0.35697942303671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B$5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5" chart:label-cell-address="local-table.$C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5" chart:values-cell-range-address="local-table.$D$2:.$D$5" chart:label-cell-address="local-table.$D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&lt; 10 Tim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 Time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&gt; 10 Times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opacity draw:name="ChartTransparencyGradient_20_1" draw:display-name="ChartTransparencyGradient 1" draw:style="axial" draw:start="100%" draw:end="100%" draw:angle="0deg" draw:border="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 draw:opacity-name="ChartTransparencyGradient_20_1"/>
      <style:text-properties fo:color="#111111" style:text-outline="true" fo:font-size="10pt" fo:text-shadow="1pt 1pt" style:text-underline-style="solid" style:text-underline-width="auto" style:font-size-asian="10pt" style:font-size-complex="10pt" style:font-relief="embossed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pie-offset="50"/>
      <style:graphic-properties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ring" chart:style-name="ch1">
        <chart:title svg:x="4.582cm" svg:y="0.315cm" chart:style-name="ch2">
          <text:p>What games do you usually play?</text:p>
        </chart:title>
        <chart:subtitle svg:x="6.989cm" svg:y="1.273cm" chart:style-name="ch3">
          <text:p>Question 3</text:p>
        </chart:subtitle>
        <chart:legend chart:legend-position="end" svg:x="13.364cm" svg:y="3.453cm" style:legend-expansion="high" chart:style-name="ch4"/>
        <chart:plot-area chart:style-name="ch5" chart:data-source-has-labels="both" svg:x="0.319cm" svg:y="2.135cm" svg:width="12.726cm" svg:height="6.685cm" dr3d:transform="matrix (1 0 0 0 0.5 -0.866025403784439 0 0.866025403784439 0.5 0cm 0cm 0cm)" dr3d:vrp="(0 0 87591.2408759124)" dr3d:projection="parallel" dr3d:distance="4.2cm" dr3d:focal-length="8cm" dr3d:shadow-slant="0" dr3d:shade-mode="gouraud" dr3d:ambient-color="#492300" dr3d:lighting-mode="true">
          <chart:coordinate-region svg:x="1.116cm" svg:y="2.135cm" svg:width="11.132cm" svg:height="6.685cm"/>
          <dr3d:light dr3d:diffuse-color="#808080" dr3d:direction="(0 0 1)" dr3d:enabled="false" dr3d:specular="true"/>
          <dr3d:light dr3d:diffuse-color="#b3b3b3" dr3d:direction="(0.425431509886213 0.831609116066142 0.35697942303671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B$5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5" chart:label-cell-address="local-table.$C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5" chart:values-cell-range-address="local-table.$D$2:.$D$5" chart:label-cell-address="local-table.$D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LOL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ornite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all Of Duty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opacity draw:name="ChartTransparencyGradient_20_1" draw:display-name="ChartTransparencyGradient 1" draw:style="axial" draw:start="100%" draw:end="100%" draw:angle="0deg" draw:border="0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 draw:opacity-name="ChartTransparencyGradient_20_1"/>
      <style:text-properties fo:color="#111111" style:text-outline="true" fo:font-size="10pt" fo:text-shadow="1pt 1pt" style:text-underline-style="solid" style:text-underline-width="auto" style:font-size-asian="10pt" style:font-size-complex="10pt" style:font-relief="embossed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pie-offset="50"/>
      <style:graphic-properties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ring" chart:style-name="ch1">
        <chart:title svg:x="4.436cm" svg:y="0.315cm" chart:style-name="ch2">
          <text:p>What do you use the computer for?</text:p>
        </chart:title>
        <chart:subtitle svg:x="6.989cm" svg:y="1.273cm" chart:style-name="ch3">
          <text:p>Question 4</text:p>
        </chart:subtitle>
        <chart:legend chart:legend-position="end" svg:x="13.788cm" svg:y="3.453cm" style:legend-expansion="high" chart:style-name="ch4"/>
        <chart:plot-area chart:style-name="ch5" chart:data-source-has-labels="both" svg:x="0.319cm" svg:y="2.135cm" svg:width="13.15cm" svg:height="6.685cm" dr3d:transform="matrix (1 0 0 0 0.5 -0.866025403784439 0 0.866025403784439 0.5 0cm 0cm 0cm)" dr3d:vrp="(0 0 87591.2408759124)" dr3d:projection="parallel" dr3d:distance="4.2cm" dr3d:focal-length="8cm" dr3d:shadow-slant="0" dr3d:shade-mode="gouraud" dr3d:ambient-color="#492300" dr3d:lighting-mode="true">
          <chart:coordinate-region svg:x="1.328cm" svg:y="2.135cm" svg:width="11.132cm" svg:height="6.685cm"/>
          <dr3d:light dr3d:diffuse-color="#808080" dr3d:direction="(0 0 1)" dr3d:enabled="false" dr3d:specular="true"/>
          <dr3d:light dr3d:diffuse-color="#b3b3b3" dr3d:direction="(0.425431509886213 0.831609116066142 0.35697942303671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B$5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5" chart:label-cell-address="local-table.$C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5" chart:values-cell-range-address="local-table.$D$2:.$D$5" chart:label-cell-address="local-table.$D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To Play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or study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o work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opacity draw:name="ChartTransparencyGradient_20_1" draw:display-name="ChartTransparencyGradient 1" draw:style="axial" draw:start="100%" draw:end="100%" draw:angle="0deg" draw:border="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 draw:opacity-name="ChartTransparencyGradient_20_1"/>
      <style:text-properties fo:color="#111111" style:text-outline="true" fo:font-size="10pt" fo:text-shadow="1pt 1pt" style:text-underline-style="solid" style:text-underline-width="auto" style:font-size-asian="10pt" style:font-size-complex="10pt" style:font-relief="embossed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pie-offset="50"/>
      <style:graphic-properties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ring" chart:style-name="ch1">
        <chart:title svg:x="3.828cm" svg:y="0.315cm" chart:style-name="ch2">
          <text:p>Where to leave the mobile when walking?</text:p>
        </chart:title>
        <chart:subtitle svg:x="6.989cm" svg:y="1.273cm" chart:style-name="ch3">
          <text:p>Question 5</text:p>
        </chart:subtitle>
        <chart:legend chart:legend-position="end" svg:x="12.782cm" svg:y="3.453cm" style:legend-expansion="high" chart:style-name="ch4"/>
        <chart:plot-area chart:style-name="ch5" chart:data-source-has-labels="both" svg:x="0.319cm" svg:y="2.135cm" svg:width="12.144cm" svg:height="6.685cm" dr3d:transform="matrix (1 0 0 0 0.5 -0.866025403784439 0 0.866025403784439 0.5 0cm 0cm 0cm)" dr3d:vrp="(0 0 87591.2408759124)" dr3d:projection="parallel" dr3d:distance="4.2cm" dr3d:focal-length="8cm" dr3d:shadow-slant="0" dr3d:shade-mode="gouraud" dr3d:ambient-color="#492300" dr3d:lighting-mode="true">
          <chart:coordinate-region svg:x="0.825cm" svg:y="2.135cm" svg:width="11.132cm" svg:height="6.685cm"/>
          <dr3d:light dr3d:diffuse-color="#808080" dr3d:direction="(0 0 1)" dr3d:enabled="false" dr3d:specular="true"/>
          <dr3d:light dr3d:diffuse-color="#b3b3b3" dr3d:direction="(0.425431509886213 0.831609116066142 0.35697942303671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B$5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5" chart:label-cell-address="local-table.$C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5" chart:values-cell-range-address="local-table.$D$2:.$D$5" chart:label-cell-address="local-table.$D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In the pocket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 the han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 the backpack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opacity draw:name="ChartTransparencyGradient_20_1" draw:display-name="ChartTransparencyGradient 1" draw:style="axial" draw:start="100%" draw:end="100%" draw:angle="0deg" draw:border="0%"/>
  </office:styles>
</office:document-styles>
</file>